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5662852" text:style-name="L1">
        <text:list-item>
          <text:p text:style-name="P1"><text:a xlink:type="simple" xlink:href="https://ujjwalkarn.me/2016/08/11/intuitive-explanation-convnets/" text:style-name="Internet_20_link" text:visited-style-name="Visited_20_Internet_20_Link">https://ujjwalkarn.me/2016/08/11/intuitive-explanation-convnets/</text:a></text:p>
        </text:list-item>
        <text:list-item>
          <text:p text:style-name="P1"><text:a xlink:type="simple" xlink:href="https://medium.com/analytics-vidhya/implementing-convolution-without-for-loops-in-numpy-ce111322a7cd" text:style-name="Internet_20_link" text:visited-style-name="Visited_20_Internet_20_Link">https://medium.com/analytics-vidhya/implementing-convolution-without-for-loops-in-numpy-ce111322a7cd</text:a></text:p>
        </text:list-item>
        <text:list-item>
          <text:p text:style-name="P1"><text:a xlink:type="simple" xlink:href="https://towardsdatascience.com/how-are-convolutions-actually-performed-under-the-hood-226523ce7fbf" text:style-name="Internet_20_link" text:visited-style-name="Visited_20_Internet_20_Link">https://towardsdatascience.com/how-are-convolutions-actually-performed-under-the-hood-226523ce7fbf</text:a></text:p>
        </text:list-item>
        <text:list-item>
          <text:p text:style-name="P1"><text:a xlink:type="simple" xlink:href="https://stackoverflow.com/questions/48097941/strided-convolution-of-2d-in-numpy" text:style-name="Internet_20_link" text:visited-style-name="Visited_20_Internet_20_Link">https://stackoverflow.com/questions/48097941/strided-convolution-of-2d-in-numpy</text:a></text:p>
        </text:list-item>
        <text:list-item>
          <text:p text:style-name="P1"><text:a xlink:type="simple" xlink:href="https://stackoverflow.com/questions/32109319/how-to-implement-the-relu-function-in-numpy" text:style-name="Internet_20_link" text:visited-style-name="Visited_20_Internet_20_Link">https://stackoverflow.com/questions/32109319/how-to-implement-the-relu-function-in-numpy</text:a></text:p>
        </text:list-item>
        <text:list-item>
          <text:p text:style-name="P1"><text:a xlink:type="simple" xlink:href="https://stackoverflow.com/questions/51740214/find-the-max-from-each-row-in-python" text:style-name="Internet_20_link" text:visited-style-name="Visited_20_Internet_20_Link">https://stackoverflow.com/questions/51740214/find-the-max-from-each-row-in-python</text:a></text:p>
        </text:list-item>
        <text:list-item>
          <text:p text:style-name="P1"><text:a xlink:type="simple" xlink:href="https://medium.com/secure-and-private-ai-math-blogging-competition/https-medium-com-fadymorris-understanding-vectorized-implementation-of-neural-networks-dae4115ca185" text:style-name="Internet_20_link" text:visited-style-name="Visited_20_Internet_20_Link">https://medium.com/secure-and-private-ai-math-blogging-competition/https-medium-com-fadymorris-understanding-vectorized-implementation-of-neural-networks-dae4115ca185</text:a></text:p>
        </text:list-item>
        <text:list-item>
          <text:p text:style-name="P1"><text:a xlink:type="simple" xlink:href="https://www.youtube.com/watch?v=VfHy5eyJ6hU" text:style-name="Internet_20_link" text:visited-style-name="Visited_20_Internet_20_Link">https://www.youtube.com/watch?v=VfHy5eyJ6hU</text:a></text:p>
        </text:list-item>
        <text:list-item>
          <text:p text:style-name="P1"><text:a xlink:type="simple" xlink:href="https://datascience.stackexchange.com/questions/40462/how-to-prepare-the-varied-size-input-in-cnn-prediction" text:style-name="Internet_20_link" text:visited-style-name="Visited_20_Internet_20_Link">https://datascience.stackexchange.com/questions/40462/how-to-prepare-the-varied-size-input-in-cnn-prediction</text:a></text:p>
        </text:list-item>
        <text:list-item>
          <text:p text:style-name="P1"><text:a xlink:type="simple" xlink:href="https://stackoverflow.com/questions/48121916/numpy-resize-rescale-image" text:style-name="Internet_20_link" text:visited-style-name="Visited_20_Internet_20_Link">https://stackoverflow.com/questions/48121916/numpy-resize-rescale-image</text:a></text:p>
        </text:list-item>
        <text:list-item>
          <text:p text:style-name="P1"><text:a xlink:type="simple" xlink:href="https://www.youtube.com/watch?v=pkVwUVEHmfI" text:style-name="Internet_20_link" text:visited-style-name="Visited_20_Internet_20_Link">https://www.youtube.com/watch?v=pkVwUVEHmfI</text:a></text:p>
        </text:list-item>
        <text:list-item>
          <text:p text:style-name="P1"><text:a xlink:type="simple" xlink:href="https://medium.com/analytics-vidhya/when-and-why-are-batches-used-in-machine-learning-acda4eb00763" text:style-name="Internet_20_link" text:visited-style-name="Visited_20_Internet_20_Link">https://medium.com/analytics-vidhya/when-and-why-are-batches-used-in-machine-learning-acda4eb00763</text:a></text:p>
        </text:list-item>
        <text:list-item>
          <text:p text:style-name="P1"><text:a xlink:type="simple" xlink:href="https://www.kaggle.com/ahmedhamada0/brain-tumor-detection" text:style-name="Internet_20_link" text:visited-style-name="Visited_20_Internet_20_Link">https://www.kaggle.com/ahmedhamada0/brain-tumor-detection</text:a></text:p>
        </text:list-item>
        <text:list-item>
          <text:p text:style-name="P1"><text:a xlink:type="simple" xlink:href="https://datascience.stackexchange.com/questions/78132/back-propagation-through-a-simple-convolutional-neural-network" text:style-name="Internet_20_link" text:visited-style-name="Visited_20_Internet_20_Link">https://datascience.stackexchange.com/questions/78132/back-propagation-through-a-simple-convolutional-neural-network</text:a></text:p>
        </text:list-item>
        <text:list-item>
          <text:p text:style-name="P1"><text:a xlink:type="simple" xlink:href="https://datascience.stackexchange.com/questions/41569/cnn-backpropagation-between-layers/41584#41584" text:style-name="Internet_20_link" text:visited-style-name="Visited_20_Internet_20_Link">https://datascience.stackexchange.com/questions/41569/cnn-backpropagation-between-layers/41584#41584</text:a></text:p>
        </text:list-item>
        <text:list-item>
          <text:p text:style-name="P1"><text:a xlink:type="simple" xlink:href="https://www.youtube.com/watch?v=pUCCd2-17vI" text:style-name="Internet_20_link" text:visited-style-name="Visited_20_Internet_20_Link">https://www.youtube.com/watch?v=pUCCd2-17vI</text:a></text:p>
        </text:list-item>
        <text:list-item>
          <text:p text:style-name="P1"><text:a xlink:type="simple" xlink:href="https://pavisj.medium.com/convolutions-and-backpropagations-46026a8f5d2c" text:style-name="Internet_20_link" text:visited-style-name="Visited_20_Internet_20_Link">https://pavisj.medium.com/convolutions-and-backpropagations-46026a8f5d2c</text:a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2-05T20:23:13.474000000</dc:date>
    <meta:editing-duration>PT2H19M15S</meta:editing-duration>
    <meta:editing-cycles>18</meta:editing-cycles>
    <meta:document-statistic meta:table-count="0" meta:image-count="0" meta:object-count="0" meta:page-count="1" meta:paragraph-count="17" meta:word-count="34" meta:character-count="1444" meta:non-whitespace-character-count="1444"/>
  </office:meta>
</office:document-meta>
</file>